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margin-left="0cm" fo:margin-right="0cm" fo:margin-top="0cm" fo:margin-bottom="0cm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left="0cm" fo:margin-right="0cm" fo:margin-top="0cm" fo:margin-bottom="0cm" fo:line-height="120%" fo:text-align="justify" style:justify-single-word="false" fo:text-indent="0cm" style:auto-text-indent="false" style:writing-mode="lr-tb"/>
      <style:text-properties fo:font-variant="normal" fo:text-transform="none" fo:color="#000000" style:text-outline="false" style:text-line-through-style="none" style:font-name="Arial" fo:font-size="11pt" fo:font-style="normal" fo:text-shadow="none" style:text-underline-style="none" fo:font-weight="normal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6" style:family="paragraph" style:parent-style-name="Text_20_body">
      <style:paragraph-properties fo:margin-left="0cm" fo:margin-right="0cm" fo:margin-top="0cm" fo:margin-bottom="0cm" fo:line-height="120%" fo:text-align="justify" style:justify-single-word="false" fo:text-indent="0cm" style:auto-text-indent="false" style:writing-mode="lr-tb"/>
      <style:text-properties style:font-name="Arial" fo:font-size="12pt" fo:font-weight="normal" style:font-size-asian="12pt" style:font-size-complex="12pt"/>
    </style:style>
    <style:style style:name="P7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fo:line-height="120%" fo:text-align="justify" style:justify-single-word="false" fo:text-indent="0cm" style:auto-text-indent="false" style:writing-mode="lr-tb"/>
    </style:style>
    <style:style style:name="P9" style:family="paragraph" style:parent-style-name="Text_20_body">
      <style:paragraph-properties fo:margin-left="0cm" fo:margin-right="0cm" fo:margin-top="0cm" fo:margin-bottom="0cm" fo:line-height="120%" fo:text-align="justify" style:justify-single-word="false" fo:text-indent="0cm" style:auto-text-indent="false" style:writing-mode="lr-tb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text-line-through-style="none" style:font-name="Arial" fo:font-size="12pt" fo:font-style="normal" style:text-underline-style="none" style:text-blinking="false" fo:background-color="transparen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bca83505-2f6a-e006-ca48-7b0b011860a7"/>Relatório de Monitoramento – 01/07/2015</text:p>
      <text:p text:style-name="P7"/>
      <text:p text:style-name="P3">Verificação do planejamento com relação ao:</text:p>
      <text:p text:style-name="P7"/>
      <text:p text:style-name="P6"><text:span text:style-name="T2">Cronograma: </text:span><text:span text:style-name="T3">As atividades planejadas para o PMBOK e previstas até o marco de correção relacionadas a correção dos Casos de Uso previstos, foram desenvolvidas parcialmente, isto é, até o momento, das 14 falhas e defeitos encontrados, 10 foram encontradas, analisadas e determinada uma disposição. </text:span></text:p>
      <text:p text:style-name="P4"><text:tab/>Das atividades de planejamento, o plano de gerencia de configuração, plano de gerenciamento de requisitos e plano de gerenciamento de cronograma, sofreram atraso. O atraso está descrito no relatório do kanbanFLow</text:p>
      <text:p text:style-name="P6"><text:span text:style-name="T3"><text:tab/>Maiores informações bem como sobre as estimativas e tempo para conclusão de outras atividades encontram-se no relatório do KanbanFlow. <text:s/>A versão do relatório do KanbanFlow referente a </text:span><text:span text:style-name="T3">este marco</text:span><text:span text:style-name="T3"> encontra-se </text:span><text:a xlink:type="simple" xlink:href="https://github.com/daniel-oliveiravas/SVRI/blob/master/1-Gerência/1.02-Gerência%20de%20Projeto%20de%20Software/1.02.02-PMBOK/Relatório%20das%20atividades%20KanbanFlow%2001-07-2015.pdf" text:style-name="Internet_20_link" text:visited-style-name="Visited_20_Internet_20_Link">aqui.</text:a></text:p>
      <text:p text:style-name="P7"/>
      <text:p text:style-name="P7"><text:span text:style-name="T7">Marcos de Projeto: </text:span><text:span text:style-name="T8">O marco do projeto ocorreu através d</text:span><text:span text:style-name="T8">a determinação do termo de abertura do projeto</text:span><text:span text:style-name="T8">. </text:span><text:span text:style-name="T8">Disponível</text:span><text:span text:style-name="T8"> </text:span><text:a xlink:type="simple" xlink:href="https://github.com/daniel-oliveiravas/SVRI/blob/master/1-Gerência/1.02-Gerência%20de%20Projeto%20de%20Software/1.02.02-PMBOK/Termo%20de%20Abertura%20PMBOK%20-%20SVRI.odt" text:style-name="Internet_20_link" text:visited-style-name="Visited_20_Internet_20_Link"><text:span text:style-name="T9">aqui.</text:span></text:a></text:p>
      <text:p text:style-name="P7"/>
      <text:p text:style-name="P7"><text:span text:style-name="T7">Comunicação:</text:span> As reuniões de stand up meetings acontecem conforme planejamento, diaramente na UFG ou via Hangout quando necessário. Os e-mails continuam sendo enviados pela própria ferramenta do KanbanFlow assim que uma nova atividade é cadastrada. </text:p>
      <text:p text:style-name="P7"/>
      <text:p text:style-name="P6"><text:span text:style-name="T2">Riscos:</text:span><text:span text:style-name="T1"> </text:span><text:span text:style-name="T1">O risco relacionado ao atraso de cronograma foi identificado e concretizado. As ações de adiamento do cronograma serão aplicadas, isto é, o prazo para o término das atividades de construção (correções) será adiado e relatado no KanbanFlow.</text:span></text:p>
      <text:p text:style-name="P5"/>
      <text:p text:style-name="P6"><text:span text:style-name="T2">Custo:</text:span><text:span text:style-name="T1"> O custo para o projeto permanece o mesmo. Não foi necessário que nenhum membro da equipe aumentasse ou diminuisse as horas disponívei</text:span><text:span text:style-name="T1">s</text:span><text:span text:style-name="T1">.</text:span></text:p>
      <text:p text:style-name="P1"/>
      <text:p text:style-name="P8"><text:span text:style-name="T4">Atividades: </text:span><text:span text:style-name="T5">A equipe não encontrou problemas relacionados ao tempo real gasto nas atividades, logo, o atraso ocorrido reflete o curto período designado para cada atividade neste projeto.</text:span></text:p>
      <text:p text:style-name="P8"><text:span text:style-name="T5"/></text:p>
      <text:p text:style-name="P9"><text:span text:style-name="T6">Manutenção:</text:span><text:span text:style-name="T5"> Devido aos problemas encontrados no processo de manutenção, a equipe decidiu que: não seriam feitos relatórios de revisão para as mudanças do sprint 1 e sprint 2, por serem muito antigas; o processo de manutenção será atualizado com os templates subsequentes para ficar de acordo com o recomendado, com métricas qualitativas e quantitativas das análises de impacto; atualização do plano de acordo com o projeto com PMBOK, e também foi decidido que as mudanças anteriores e já fechadas não precisariam seguir o novo template, apenas novas mudanças a partir desta decis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de Oliveira Vasconcelos</meta:initial-creator>
    <meta:creation-date>2015-05-07T14:27:31.85</meta:creation-date>
    <dc:date>2015-07-02T17:04:38.57</dc:date>
    <meta:editing-duration>PT4H34M59S</meta:editing-duration>
    <meta:editing-cycles>31</meta:editing-cycles>
    <meta:generator>OpenOffice/4.1.1$Win32 OpenOffice.org_project/411m6$Build-9775</meta:generator>
    <meta:document-statistic meta:table-count="0" meta:image-count="0" meta:object-count="0" meta:page-count="1" meta:paragraph-count="11" meta:word-count="351" meta:character-count="2328"/>
  </office:meta>
</office:document-meta>
</file>